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<text:a xlink:href="javascript:__doPostBack('ctl00$FullPageContentHolder$MainContentHolder$gvWaterbodies','Sort$LakeName')" xlink:type="simple">Waterbody Name</text:a></text:p>
          </table:table-cell>
          <table:table-cell table:style-name="ce1" office:value-type="string" calcext:value-type="string">
            <text:p><text:a xlink:href="javascript:__doPostBack('ctl00$FullPageContentHolder$MainContentHolder$gvWaterbodies','Sort$District')" xlink:type="simple">District</text:a></text:p>
          </table:table-cell>
          <table:table-cell table:style-name="ce1" office:value-type="string" calcext:value-type="string">
            <text:p>Zone Regulations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00" xlink:type="simple">Acadia Valley Reservoir</text:a></text:p>
          </table:table-cell>
          <table:table-cell office:value-type="string" calcext:value-type="string">
            <text:p>Oye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3899" xlink:type="simple">Alford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02" xlink:type="simple">Allison Lake (Chinook Lake)</text:a></text:p>
          </table:table-cell>
          <table:table-cell office:value-type="string" calcext:value-type="string">
            <text:p>Blair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909" xlink:type="simple">Allstones Lake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7894" xlink:type="simple">Anderson Dam</text:a></text:p>
          </table:table-cell>
          <table:table-cell office:value-type="string" calcext:value-type="string">
            <text:p>Drumhell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1353" xlink:type="simple">Ardmore Community Pond</text:a></text:p>
          </table:table-cell>
          <table:table-cell office:value-type="string" calcext:value-type="string">
            <text:p>Cold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03" xlink:type="simple">Ashland Reservoir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948" xlink:type="simple">Aster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04" xlink:type="simple">Atlantic Richfield Reservoir</text:a></text:p>
          </table:table-cell>
          <table:table-cell office:value-type="string" calcext:value-type="string">
            <text:p>High Prairie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05" xlink:type="simple">Bashaw Pond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92" xlink:type="simple">Bathing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005" xlink:type="simple">Bear Pond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93" xlink:type="simple">Beaumont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011" xlink:type="simple">Beauvais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014" xlink:type="simple">Beaver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018" xlink:type="simple">Beaver Mines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94" xlink:type="simple">Bellis Beach Lake</text:a></text:p>
          </table:table-cell>
          <table:table-cell office:value-type="string" calcext:value-type="string">
            <text:p>Smoky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97" xlink:type="simple">Big Iron Lake</text:a></text:p>
          </table:table-cell>
          <table:table-cell office:value-type="string" calcext:value-type="string">
            <text:p>High River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061" xlink:type="simple">Birch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23" xlink:type="simple">Black Nugget Mine Pit</text:a></text:p>
          </table:table-cell>
          <table:table-cell office:value-type="string" calcext:value-type="string">
            <text:p>Vegrevill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494" xlink:type="simple">Blood Indian Creek Reservoir</text:a>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90" xlink:type="simple">Bonnyville Town Pond (Slawuta Lake)</text:a></text:p>
          </table:table-cell>
          <table:table-cell office:value-type="string" calcext:value-type="string">
            <text:p>Bonnyvill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17506" xlink:type="simple">Boulder Lake</text:a>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82" xlink:type="simple">Bow City East Ponds</text:a>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<text:a xlink:href="https://albertaregulations.ca/fishingregs/pp1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84" xlink:type="simple">Boyle Pond</text:a>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921" xlink:type="simple">Brazeau Borrow Pit #1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922" xlink:type="simple">Brazeau Borrow Pit #2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24236" xlink:type="simple">Breazeau Canal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73" xlink:type="simple">Brooks Aquaduct Pond</text:a>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76" xlink:type="simple">Bud Miller Park Pond</text:a></text:p>
          </table:table-cell>
          <table:table-cell office:value-type="string" calcext:value-type="string">
            <text:p>Lloydminst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79" xlink:type="simple">Burmis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159" xlink:type="simple">Burns Lake</text:a></text:p>
          </table:table-cell>
          <table:table-cell office:value-type="string" calcext:value-type="string">
            <text:p>High River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80" xlink:type="simple">Burn's Reservoir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161" xlink:type="simple">Burnstick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171" xlink:type="simple">Butcher's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14" xlink:type="simple">By the Lake Park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21332" xlink:type="simple">Camp 9 Trout Pond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208" xlink:type="simple">Captain Ayre Lake</text:a></text:p>
          </table:table-cell>
          <table:table-cell office:value-type="string" calcext:value-type="string">
            <text:p>Provost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68" xlink:type="simple">Cardiff Park Pond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0258" xlink:type="simple">Castaway Trout Pond</text:a></text:p>
          </table:table-cell>
          <table:table-cell office:value-type="string" calcext:value-type="string">
            <text:p>Vegrevill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8022" xlink:type="simple">Castor Eastside Trout Pond</text:a></text:p>
          </table:table-cell>
          <table:table-cell office:value-type="string" calcext:value-type="string">
            <text:p>Stettl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231" xlink:type="simple">Cavan Lake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78" xlink:type="simple">Cecil Thompson Pond</text:a></text:p>
          </table:table-cell>
          <table:table-cell office:value-type="string" calcext:value-type="string">
            <text:p>Peace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499" xlink:type="simple">Chain Lakes Reservoir</text:a></text:p>
          </table:table-cell>
          <table:table-cell office:value-type="string" calcext:value-type="string">
            <text:p>Claresholm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7" xlink:type="simple">Champion Lakes Lower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8" xlink:type="simple">Champion Lakes Upper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252" xlink:type="simple">Chatwin Lake</text:a></text:p>
          </table:table-cell>
          <table:table-cell office:value-type="string" calcext:value-type="string">
            <text:p>Bonnyvill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261" xlink:type="simple">Chickakoo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265" xlink:type="simple">Chin Lake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60" xlink:type="simple">Chrystina (Windy) Lake</text:a></text:p>
          </table:table-cell>
          <table:table-cell office:value-type="string" calcext:value-type="string">
            <text:p>Slave Lake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61" xlink:type="simple">Cipperley's Reservoir</text:a></text:p>
          </table:table-cell>
          <table:table-cell office:value-type="string" calcext:value-type="string">
            <text:p>Olds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082" xlink:type="simple">Claude N Bernnan Memorial Pond (Vermillion Park</text:a>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58" xlink:type="simple">Coleman Fish and Game Pond (McGillivray)</text:a></text:p>
          </table:table-cell>
          <table:table-cell office:value-type="string" calcext:value-type="string">
            <text:p>Blair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318" xlink:type="simple">Commonwealth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59" xlink:type="simple">Corner Lake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45" xlink:type="simple">Coronation Reservoir</text:a></text:p>
          </table:table-cell>
          <table:table-cell office:value-type="string" calcext:value-type="string">
            <text:p>Coronat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46" xlink:type="simple">Cottonwood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17477" xlink:type="simple">County Sportsplex Pond</text:a>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4340" xlink:type="simple">Cow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351" xlink:type="simple">Crane Lake (Moore Lake)</text:a></text:p>
          </table:table-cell>
          <table:table-cell office:value-type="string" calcext:value-type="string">
            <text:p>Cold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3293" xlink:type="simple">Crossfield Trout Pond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374" xlink:type="simple">Crowsnest Lake</text:a></text:p>
          </table:table-cell>
          <table:table-cell office:value-type="string" calcext:value-type="string">
            <text:p>Blair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50" xlink:type="simple">Cummings Lake</text:a>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59" xlink:type="simple">Dandurand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52" xlink:type="simple">Daysland Pond</text:a>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53" xlink:type="simple">Dewitt's Pond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44" xlink:type="simple">Dickson Trout Pond</text:a>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446" xlink:type="simple">Dillberry Lake</text:a></text:p>
          </table:table-cell>
          <table:table-cell office:value-type="string" calcext:value-type="string">
            <text:p>Lloydminst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33" xlink:type="simple">Diplomat Mine Pond</text:a>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458" xlink:type="simple">Doleberg Lake</text:a></text:p>
          </table:table-cell>
          <table:table-cell office:value-type="string" calcext:value-type="string">
            <text:p>Barrhead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488" xlink:type="simple">Dunn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495" xlink:type="simple">Eagle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460" xlink:type="simple">East Dollar Lake</text:a></text:p>
          </table:table-cell>
          <table:table-cell office:value-type="string" calcext:value-type="string">
            <text:p>Valleyview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40" xlink:type="simple">East Pit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2993" xlink:type="simple">East Stormwater Pond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044" xlink:type="simple">East Twin Lake</text:a>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42" xlink:type="simple">Echo Dale Regional Park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505" xlink:type="simple">Edith Lake</text:a></text:p>
          </table:table-cell>
          <table:table-cell office:value-type="string" calcext:value-type="string">
            <text:p>High Prairie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820" xlink:type="simple">Elk Creek Pond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17505" xlink:type="simple">Elk Point Pond</text:a></text:p>
          </table:table-cell>
          <table:table-cell office:value-type="string" calcext:value-type="string">
            <text:p>Elk Point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532" xlink:type="simple">Emerald Lake</text:a></text:p>
          </table:table-cell>
          <table:table-cell office:value-type="string" calcext:value-type="string">
            <text:p>Whitecourt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535" xlink:type="simple">Emerson Lakes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23" xlink:type="simple">Enchant Park Pond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4539" xlink:type="simple">Engstrom Lake</text:a></text:p>
          </table:table-cell>
          <table:table-cell office:value-type="string" calcext:value-type="string">
            <text:p>Fort McMurray</text:p>
          </table:table-cell>
          <table:table-cell office:value-type="string" calcext:value-type="string">
            <text:p><text:a xlink:href="https://albertaregulations.ca/fishingregs/nb4.html" xlink:type="simple">NB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562" xlink:type="simple">Fairfax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25" xlink:type="simple">Fairview College Pond</text:a>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4364" xlink:type="simple">Fiesta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27" xlink:type="simple">Figure Eight Lake</text:a></text:p>
          </table:table-cell>
          <table:table-cell office:value-type="string" calcext:value-type="string">
            <text:p>Peace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804" xlink:type="simple">Fish lake (Shunda Lake)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30" xlink:type="simple">Footner Pond</text:a>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31" xlink:type="simple">Foremost Reservoir</text:a></text:p>
          </table:table-cell>
          <table:table-cell office:value-type="string" calcext:value-type="string">
            <text:p>Foremos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614" xlink:type="simple">Fortress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13" xlink:type="simple">Forty Mile Coulee Reservoir</text:a></text:p>
          </table:table-cell>
          <table:table-cell office:value-type="string" calcext:value-type="string">
            <text:p>Foremos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15" xlink:type="simple">Fox Creek Trout Pond</text:a></text:p>
          </table:table-cell>
          <table:table-cell office:value-type="string" calcext:value-type="string">
            <text:p>Fox Creek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642" xlink:type="simple">Galatea Lakes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647" xlink:type="simple">Gap Lake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3292" xlink:type="simple">Genesee Trout Pond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16" xlink:type="simple">Gibbons Park Pond</text:a>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18" xlink:type="simple">Gold Spring Park Pond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697" xlink:type="simple">Goldeye Lake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17177" xlink:type="simple">Goodwin Reservoir</text:a></text:p>
          </table:table-cell>
          <table:table-cell office:value-type="string" calcext:value-type="string">
            <text:p>High River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708" xlink:type="simple">Goose Lake</text:a></text:p>
          </table:table-cell>
          <table:table-cell office:value-type="string" calcext:value-type="string">
            <text:p>Swan Hills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09" xlink:type="simple">Gooseberry Park Pond</text:a></text:p>
          </table:table-cell>
          <table:table-cell office:value-type="string" calcext:value-type="string">
            <text:p>Coronat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725" xlink:type="simple">Grande Cache Lake</text:a></text:p>
          </table:table-cell>
          <table:table-cell office:value-type="string" calcext:value-type="string">
            <text:p>Grande Cach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10" xlink:type="simple">Granum Pond</text:a></text:p>
          </table:table-cell>
          <table:table-cell office:value-type="string" calcext:value-type="string">
            <text:p>Claresholm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476" xlink:type="simple">Grotto Mountain Pond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06" xlink:type="simple">Hansen's Reservoir</text:a>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08" xlink:type="simple">Harleck Pond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50" xlink:type="simple">Hasse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03" xlink:type="simple">Helmer Reservoir</text:a>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90" xlink:type="simple">Heritage Pond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91" xlink:type="simple">Hermitage Lake</text:a>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431" xlink:type="simple">High Level Community Pond</text:a>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94" xlink:type="simple">Highway 40 Pond</text:a>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6668" xlink:type="simple">Highway 63 Pond</text:a></text:p>
          </table:table-cell>
          <table:table-cell office:value-type="string" calcext:value-type="string">
            <text:p>Fort McMurray</text:p>
          </table:table-cell>
          <table:table-cell office:value-type="string" calcext:value-type="string">
            <text:p><text:a xlink:href="https://albertaregulations.ca/fishingregs/nb4.html" xlink:type="simple">NB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95" xlink:type="simple">Highway 686 Pond</text:a></text:p>
          </table:table-cell>
          <table:table-cell office:value-type="string" calcext:value-type="string">
            <text:p>Peace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96" xlink:type="simple">Hiller's (Dam) Reservoir</text:a></text:p>
          </table:table-cell>
          <table:table-cell office:value-type="string" calcext:value-type="string">
            <text:p>Olds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17" xlink:type="simple">Hinton Fish and Game Pond (Cold Creek Trout Pond)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40" xlink:type="simple">Hogarth Lakes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69" xlink:type="simple">Horseshoe Lake</text:a>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80" xlink:type="simple">Huber Reservoir</text:a></text:p>
          </table:table-cell>
          <table:table-cell office:value-type="string" calcext:value-type="string">
            <text:p>Coronat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888" xlink:type="simple">Ice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84" xlink:type="simple">Innisfree Trout Pond</text:a></text:p>
          </table:table-cell>
          <table:table-cell office:value-type="string" calcext:value-type="string">
            <text:p>Vegrevill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85" xlink:type="simple">Irma Fish and Game Pond</text:a></text:p>
          </table:table-cell>
          <table:table-cell office:value-type="string" calcext:value-type="string">
            <text:p>Vermill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786" xlink:type="simple">Ironside Pond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909" xlink:type="simple">Island Lake</text:a></text:p>
          </table:table-cell>
          <table:table-cell office:value-type="string" calcext:value-type="string">
            <text:p>Blair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920" xlink:type="simple">Jack Fish Lake</text:a>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88" xlink:type="simple">Jarvis Creek Pond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729" xlink:type="simple">Kakut Lake</text:a></text:p>
          </table:table-cell>
          <table:table-cell office:value-type="string" calcext:value-type="string">
            <text:p>Spirit River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978" xlink:type="simple">Keho Lake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70" xlink:type="simple">Kerbe's Pond</text:a></text:p>
          </table:table-cell>
          <table:table-cell office:value-type="string" calcext:value-type="string">
            <text:p>Stettl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447" xlink:type="simple">Kids Can Catch Pond</text:a></text:p>
          </table:table-cell>
          <table:table-cell office:value-type="string" calcext:value-type="string">
            <text:p>Calgary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54" xlink:type="simple">Kinglet Lake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002" xlink:type="simple">Kinky Lake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73" xlink:type="simple">Kraft Winborne Pond</text:a></text:p>
          </table:table-cell>
          <table:table-cell office:value-type="string" calcext:value-type="string">
            <text:p>Drumhell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74" xlink:type="simple">Kramer Pond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20267" xlink:type="simple">La Crete Pond</text:a></text:p>
          </table:table-cell>
          <table:table-cell office:value-type="string" calcext:value-type="string">
            <text:p>Fort Vermilion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027" xlink:type="simple">Lac Bellevue</text:a></text:p>
          </table:table-cell>
          <table:table-cell office:value-type="string" calcext:value-type="string">
            <text:p>St Paul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426" xlink:type="simple">Lac Delorme</text:a></text:p>
          </table:table-cell>
          <table:table-cell office:value-type="string" calcext:value-type="string">
            <text:p>St Paul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9760" xlink:type="simple">Lac La Biche Trout Pond</text:a></text:p>
          </table:table-cell>
          <table:table-cell office:value-type="string" calcext:value-type="string">
            <text:p>Lac La Bich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76" xlink:type="simple">Lacombe Park Pond</text:a>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434" xlink:type="simple">Lake Newell</text:a>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<text:a xlink:href="https://albertaregulations.ca/fishingregs/pp1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4854" xlink:type="simple">Lake of the Horns</text:a></text:p>
          </table:table-cell>
          <table:table-cell office:value-type="string" calcext:value-type="string">
            <text:p>High River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479" xlink:type="simple">Lambert Pond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029" xlink:type="simple">Landslide Lake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4053" xlink:type="simple">Lara Fish Pond</text:a></text:p>
          </table:table-cell>
          <table:table-cell office:value-type="string" calcext:value-type="string">
            <text:p>Bonnyvill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64" xlink:type="simple">Leduc Reservoir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050" xlink:type="simple">Lees Lake</text:a></text:p>
          </table:table-cell>
          <table:table-cell office:value-type="string" calcext:value-type="string">
            <text:p>Pincher Creek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65" xlink:type="simple">Legal Reservoir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322" xlink:type="simple">Len Thompson Pond</text:a>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074" xlink:type="simple">Lillian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078" xlink:type="simple">Lilly Lake</text:a></text:p>
          </table:table-cell>
          <table:table-cell office:value-type="string" calcext:value-type="string">
            <text:p>Slave Lake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093" xlink:type="simple">Little Bear Lake (Hasse Lake)</text:a></text:p>
          </table:table-cell>
          <table:table-cell office:value-type="string" calcext:value-type="string">
            <text:p>Cold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15" xlink:type="simple">Little Bow Lake Reservoir</text:a></text:p>
          </table:table-cell>
          <table:table-cell office:value-type="string" calcext:value-type="string">
            <text:p>Vulcan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60" xlink:type="simple">Lloydminster Trout Pond</text:a></text:p>
          </table:table-cell>
          <table:table-cell office:value-type="string" calcext:value-type="string">
            <text:p>Lloydminst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395186" xlink:type="simple">Lodgepole Pond</text:a></text:p>
          </table:table-cell>
          <table:table-cell office:value-type="string" calcext:value-type="string">
            <text:p>Drayton Valley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149" xlink:type="simple">Loomis Lake</text:a></text:p>
          </table:table-cell>
          <table:table-cell office:value-type="string" calcext:value-type="string">
            <text:p>High River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5158" xlink:type="simple">Lost Guide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61" xlink:type="simple">Lougheed Trout Pond</text:a>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58" xlink:type="simple">Lovett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28" xlink:type="simple">Lower Chain Lakes</text:a>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8" xlink:type="simple">Lower Champion Lake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5" xlink:type="simple">Lower Smuts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37" xlink:type="simple">Lower Wildhorse Lakes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50" xlink:type="simple">Machesis Lake</text:a>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17719" xlink:type="simple">Magrath Children's Pond</text:a></text:p>
          </table:table-cell>
          <table:table-cell office:value-type="string" calcext:value-type="string">
            <text:p>Cardston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223" xlink:type="simple">Margaret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232" xlink:type="simple">Marigold Lake</text:a></text:p>
          </table:table-cell>
          <table:table-cell office:value-type="string" calcext:value-type="string">
            <text:p>Swan Hills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245" xlink:type="simple">Mary Gregg Lake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253" xlink:type="simple">Maude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9525" xlink:type="simple">Mayan Lake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53" xlink:type="simple">McClennan Reservoir</text:a></text:p>
          </table:table-cell>
          <table:table-cell office:value-type="string" calcext:value-type="string">
            <text:p>Valleyview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275" xlink:type="simple">McGregor Lake</text:a></text:p>
          </table:table-cell>
          <table:table-cell office:value-type="string" calcext:value-type="string">
            <text:p>Vulcan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55" xlink:type="simple">McLaren's Reservoir</text:a></text:p>
          </table:table-cell>
          <table:table-cell office:value-type="string" calcext:value-type="string">
            <text:p>Drumhell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22" xlink:type="simple">McLean Pond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286" xlink:type="simple">McLeod (Carson) Lake</text:a></text:p>
          </table:table-cell>
          <table:table-cell office:value-type="string" calcext:value-type="string">
            <text:p>Whitecourt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57" xlink:type="simple">McQuillan Reservoir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85" xlink:type="simple">McVinnie Reservoir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21" xlink:type="simple">MD Peace Pond #1</text:a></text:p>
          </table:table-cell>
          <table:table-cell office:value-type="string" calcext:value-type="string">
            <text:p>Peace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2995" xlink:type="simple">MD Peace Pond #2</text:a></text:p>
          </table:table-cell>
          <table:table-cell office:value-type="string" calcext:value-type="string">
            <text:p>Peace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129" xlink:type="simple">Medley River</text:a></text:p>
          </table:table-cell>
          <table:table-cell office:value-type="string" calcext:value-type="string">
            <text:p>Cold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23" xlink:type="simple">Michel Reservoir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24" xlink:type="simple">Michichi Reservoir</text:a></text:p>
          </table:table-cell>
          <table:table-cell office:value-type="string" calcext:value-type="string">
            <text:p>Drumhell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41" xlink:type="simple">Midway Reservoir</text:a></text:p>
          </table:table-cell>
          <table:table-cell office:value-type="string" calcext:value-type="string">
            <text:p>Olds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42" xlink:type="simple">Mile 07 Lake</text:a></text:p>
          </table:table-cell>
          <table:table-cell office:value-type="string" calcext:value-type="string">
            <text:p>Lac La Bich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26" xlink:type="simple">Milk River Ridge Reservoir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324" xlink:type="simple">Millers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336" xlink:type="simple">Minnow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46" xlink:type="simple">Mirror Reservoir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5348" xlink:type="simple">Mitchell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23" xlink:type="simple">Mitchell Pond (Waskasoo Park Pond)</text:a>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95196" xlink:type="simple">Mitford Pond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84" xlink:type="simple">Montagneuse Lake (Stony Lake)</text:a>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360" xlink:type="simple">Moonshine (Mirage) Lake</text:a></text:p>
          </table:table-cell>
          <table:table-cell office:value-type="string" calcext:value-type="string">
            <text:p>Spirit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36" xlink:type="simple">Morinville Fish and Game Pond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37" xlink:type="simple">Mound Red Reservoir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482" xlink:type="simple">Mount Lorette Ponds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387" xlink:type="simple">Muir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407" xlink:type="simple">Muskiki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30" xlink:type="simple">Muskoseepi Pond</text:a>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32" xlink:type="simple">Nardam Lake</text:a></text:p>
          </table:table-cell>
          <table:table-cell office:value-type="string" calcext:value-type="string">
            <text:p>Spirit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34" xlink:type="simple">Nicholas Sheran Park Pond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35" xlink:type="simple">Niemela Reservoir (Ray's Pond)</text:a></text:p>
          </table:table-cell>
          <table:table-cell office:value-type="string" calcext:value-type="string">
            <text:p>Red Deer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47" xlink:type="simple">Niton Lake</text:a></text:p>
          </table:table-cell>
          <table:table-cell office:value-type="string" calcext:value-type="string">
            <text:p>Evansburg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14" xlink:type="simple">Nordegg Borrow Pit (East)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15" xlink:type="simple">Nordegg Borrow Pit (West)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35" xlink:type="simple">North Two Lake</text:a>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71" xlink:type="simple">Nose Creek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24" xlink:type="simple">Nuggent Pond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466" xlink:type="simple">Obed Lake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8997" xlink:type="simple">Odlum Lake</text:a></text:p>
          </table:table-cell>
          <table:table-cell office:value-type="string" calcext:value-type="string">
            <text:p>High River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476" xlink:type="simple">Ole Lake</text:a>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726" xlink:type="simple">Open Creek Reservoir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04" xlink:type="simple">Outpost Lake (Police Lake)</text:a></text:p>
          </table:table-cell>
          <table:table-cell office:value-type="string" calcext:value-type="string">
            <text:p>Cardston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8020" xlink:type="simple">Oyen (Concrete Plant Pond)</text:a></text:p>
          </table:table-cell>
          <table:table-cell office:value-type="string" calcext:value-type="string">
            <text:p>Oye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14" xlink:type="simple">Oyen Reservoir</text:a></text:p>
          </table:table-cell>
          <table:table-cell office:value-type="string" calcext:value-type="string">
            <text:p>Oye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21" xlink:type="simple">Parker Lake</text:a></text:p>
          </table:table-cell>
          <table:table-cell office:value-type="string" calcext:value-type="string">
            <text:p>Slave Lake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18" xlink:type="simple">Parlby Reservoir (Tees Fish Pond)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13" xlink:type="simple">Payne (Mami) Lake</text:a></text:p>
          </table:table-cell>
          <table:table-cell office:value-type="string" calcext:value-type="string">
            <text:p>Cardston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38" xlink:type="simple">Peanut Lake</text:a></text:p>
          </table:table-cell>
          <table:table-cell office:value-type="string" calcext:value-type="string">
            <text:p>Barrhead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5555" xlink:type="simple">Peppers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65" xlink:type="simple">Petite Lake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68" xlink:type="simple">Phillipps Lake</text:a></text:p>
          </table:table-cell>
          <table:table-cell office:value-type="string" calcext:value-type="string">
            <text:p>Blair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5569" xlink:type="simple">Phyllis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34" xlink:type="simple">Pierre Greys Lakes (Lower) #1</text:a></text:p>
          </table:table-cell>
          <table:table-cell office:value-type="string" calcext:value-type="string">
            <text:p>Grande Cach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33" xlink:type="simple">Pierre Greys Lakes (Middle) #2</text:a></text:p>
          </table:table-cell>
          <table:table-cell office:value-type="string" calcext:value-type="string">
            <text:p>Grande Cach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572" xlink:type="simple">Pierre Greys Lakes (Upper) #3</text:a></text:p>
          </table:table-cell>
          <table:table-cell office:value-type="string" calcext:value-type="string">
            <text:p>Grande Cach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8007" xlink:type="simple">Pine Coulee Reservoir</text:a></text:p>
          </table:table-cell>
          <table:table-cell office:value-type="string" calcext:value-type="string">
            <text:p>Claresholm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910" xlink:type="simple">Pine Point Borrow Pit</text:a></text:p>
          </table:table-cell>
          <table:table-cell office:value-type="string" calcext:value-type="string">
            <text:p>Fox Creek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3789" xlink:type="simple">Pit 24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3790" xlink:type="simple">Pit 35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4312" xlink:type="simple">Pit 44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3791" xlink:type="simple">Pit 45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06" xlink:type="simple">Pleasure Island Reservoir (Twomey)</text:a>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871" xlink:type="simple">Ponoka Centennial Park Pond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047" xlink:type="simple">Radway Fish Pond</text:a></text:p>
          </table:table-cell>
          <table:table-cell office:value-type="string" calcext:value-type="string">
            <text:p>Smoky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705" xlink:type="simple">Rainbow Lake Pond</text:a>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13" xlink:type="simple">Rainbow Park Pond (Westlock Recreation Pond)</text:a></text:p>
          </table:table-cell>
          <table:table-cell office:value-type="string" calcext:value-type="string">
            <text:p>Barrhead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702" xlink:type="simple">Rat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646" xlink:type="simple">Rattlesnake Lake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649" xlink:type="simple">Rawson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661" xlink:type="simple">Reesor Lake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667" xlink:type="simple">Ribbon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2504" xlink:type="simple">Riverstone Pond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3485" xlink:type="simple">Rocky Children's Pond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714" xlink:type="simple">Running Lake</text:a>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729" xlink:type="simple">Salter's Lake</text:a></text:p>
          </table:table-cell>
          <table:table-cell office:value-type="string" calcext:value-type="string">
            <text:p>Barrhead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6695" xlink:type="simple">Sardine Lake</text:a></text:p>
          </table:table-cell>
          <table:table-cell office:value-type="string" calcext:value-type="string">
            <text:p>Drayton Valley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753" xlink:type="simple">Sauer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766" xlink:type="simple">Schuman Lake</text:a></text:p>
          </table:table-cell>
          <table:table-cell office:value-type="string" calcext:value-type="string">
            <text:p>Swan Hills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97" xlink:type="simple">Severn Creek Reservoir</text:a></text:p>
          </table:table-cell>
          <table:table-cell office:value-type="string" calcext:value-type="string">
            <text:p>Strathmor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788" xlink:type="simple">Shark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28085" xlink:type="simple">Shell True North Pond</text:a>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99" xlink:type="simple">Shemeluk Lake</text:a></text:p>
          </table:table-cell>
          <table:table-cell office:value-type="string" calcext:value-type="string">
            <text:p>Smoky Lak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804" xlink:type="simple">Shunda Lake (Fish Lake)</text:a></text:p>
          </table:table-cell>
          <table:table-cell office:value-type="string" calcext:value-type="string">
            <text:p>Nordegg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88" xlink:type="simple">Shuster Lake</text:a>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805" xlink:type="simple">Sibbald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486" xlink:type="simple">Sibbald Meadows Pond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51" xlink:type="simple">Silkstone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52" xlink:type="simple">South Sundance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35" xlink:type="simple">South Two Lake</text:a></text:p>
          </table:table-cell>
          <table:table-cell office:value-type="string" calcext:value-type="string">
            <text:p>Grande Prairie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858" xlink:type="simple">Sparrows Egg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874" xlink:type="simple">Spring (Cottage)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92" xlink:type="simple">Spring Coulee Park Pond</text:a></text:p>
          </table:table-cell>
          <table:table-cell office:value-type="string" calcext:value-type="string">
            <text:p>Cardston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93" xlink:type="simple">Spring Lake (Spirit River)</text:a></text:p>
          </table:table-cell>
          <table:table-cell office:value-type="string" calcext:value-type="string">
            <text:p>Spirit River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34" xlink:type="simple">Spruce Coulee Reservoir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4702" xlink:type="simple">St. Paul Fish Pond</text:a></text:p>
          </table:table-cell>
          <table:table-cell office:value-type="string" calcext:value-type="string">
            <text:p>St Paul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36" xlink:type="simple">Stafford Reservoir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895" xlink:type="simple">Star Lake</text:a></text:p>
          </table:table-cell>
          <table:table-cell office:value-type="string" calcext:value-type="string">
            <text:p>Stony Pla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901" xlink:type="simple">Stenton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82" xlink:type="simple">Stirling Children's Pond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86" xlink:type="simple">Strathmore Children's Pond</text:a></text:p>
          </table:table-cell>
          <table:table-cell office:value-type="string" calcext:value-type="string">
            <text:p>Strathmor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5919" xlink:type="simple">Strubel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929" xlink:type="simple">Sulphur Lake</text:a>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944" xlink:type="simple">Swan Lake</text:a></text:p>
          </table:table-cell>
          <table:table-cell office:value-type="string" calcext:value-type="string">
            <text:p>Valleyview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952" xlink:type="simple">Sylvan Lake</text:a>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18138" xlink:type="simple">Taber Trout Pond</text:a></text:p>
          </table:table-cell>
          <table:table-cell office:value-type="string" calcext:value-type="string">
            <text:p>Medicine Hat</text:p>
          </table:table-cell>
          <table:table-cell office:value-type="string" calcext:value-type="string">
            <text:p><text:a xlink:href="https://albertaregulations.ca/fishingregs/pp1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35" xlink:type="simple">Tamarack Lake</text:a></text:p>
          </table:table-cell>
          <table:table-cell office:value-type="string" calcext:value-type="string">
            <text:p>Swan Hills</text:p>
          </table:table-cell>
          <table:table-cell office:value-type="string" calcext:value-type="string">
            <text:p><text:a xlink:href="https://albertaregulations.ca/fishingregs/nb2.html" xlink:type="simple">NB2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5968" xlink:type="simple">Tay Lake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74" xlink:type="simple">Telegraph Park Pond</text:a></text:p>
          </table:table-cell>
          <table:table-cell office:value-type="string" calcext:value-type="string">
            <text:p>Camros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6636" xlink:type="simple">Texaco East Pond</text:a></text:p>
          </table:table-cell>
          <table:table-cell office:value-type="string" calcext:value-type="string">
            <text:p>Fort McMurray</text:p>
          </table:table-cell>
          <table:table-cell office:value-type="string" calcext:value-type="string">
            <text:p><text:a xlink:href="https://albertaregulations.ca/fishingregs/nb4.html" xlink:type="simple">NB4 </text:a></text:p>
          </table:table-cell>
        </table:table-row>
        <table:table-row table:style-name="ro1">
          <table:table-cell office:value-type="string" calcext:value-type="string">
            <text:p><text:a xlink:href="https://mywildalberta.ca/fishing/fish-stocking/stocking-maps.aspx?id=6637" xlink:type="simple">Texaco Pond</text:a></text:p>
          </table:table-cell>
          <table:table-cell office:value-type="string" calcext:value-type="string">
            <text:p>Fort McMurray</text:p>
          </table:table-cell>
          <table:table-cell office:value-type="string" calcext:value-type="string">
            <text:p><text:a xlink:href="https://albertaregulations.ca/fishingregs/nb4.html" xlink:type="simple">NB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5990" xlink:type="simple">Three Isle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77" xlink:type="simple">Tim Hortons Children's Pond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38" xlink:type="simple">Trapper Lake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3537" xlink:type="simple">Travers Reservoir</text:a>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<text:a xlink:href="https://albertaregulations.ca/fishingregs/pp1.html" xlink:type="simple">PP1 </text:a></text:p>
          </table:table-cell>
        </table:table-row>
        <table:table-row table:style-name="ro3">
          <table:table-cell office:value-type="string" calcext:value-type="string">
            <text:p><text:a xlink:href="https://mywildalberta.ca/fishing/fish-stocking/stocking-maps.aspx?id=6039" xlink:type="simple">Twin Lakes</text:a></text:p>
          </table:table-cell>
          <table:table-cell office:value-type="string" calcext:value-type="string">
            <text:p>Rocky Mountain Hous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70" xlink:type="simple">Two Hills Trout Pond</text:a></text:p>
          </table:table-cell>
          <table:table-cell office:value-type="string" calcext:value-type="string">
            <text:p>Vegrevill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7" xlink:type="simple">Upper Champion Lake</text:a>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061" xlink:type="simple">Upper Kananaskis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6" xlink:type="simple">Upper Smuts Lake</text:a></text:p>
          </table:table-cell>
          <table:table-cell office:value-type="string" calcext:value-type="string">
            <text:p>Canmore</text:p>
          </table:table-cell>
          <table:table-cell office:value-type="string" calcext:value-type="string">
            <text:p><text:a xlink:href="https://albertaregulations.ca/fishingregs/es1.html" xlink:type="simple">ES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160" xlink:type="simple">Upper Wildhorse Lakes</text:a></text:p>
          </table:table-cell>
          <table:table-cell office:value-type="string" calcext:value-type="string">
            <text:p>Hint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19" xlink:type="simple">Vegreville Children's Pond</text:a></text:p>
          </table:table-cell>
          <table:table-cell office:value-type="string" calcext:value-type="string">
            <text:p>Vegrevill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20" xlink:type="simple">Vegreville Trout Pond</text:a></text:p>
          </table:table-cell>
          <table:table-cell office:value-type="string" calcext:value-type="string">
            <text:p>Vegreville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086" xlink:type="simple">Victor Lake</text:a></text:p>
          </table:table-cell>
          <table:table-cell office:value-type="string" calcext:value-type="string">
            <text:p>Grande Cache</text:p>
          </table:table-cell>
          <table:table-cell office:value-type="string" calcext:value-type="string">
            <text:p><text:a xlink:href="https://albertaregulations.ca/fishingregs/nb1.html" xlink:type="simple">NB1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22" xlink:type="simple">Wallace Park Pond</text:a>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9" xlink:type="simple">Weberville Pond</text:a></text:p>
          </table:table-cell>
          <table:table-cell office:value-type="string" calcext:value-type="string">
            <text:p>Peace River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24" xlink:type="simple">West Dollar Lake</text:a></text:p>
          </table:table-cell>
          <table:table-cell office:value-type="string" calcext:value-type="string">
            <text:p>Valleyview</text:p>
          </table:table-cell>
          <table:table-cell office:value-type="string" calcext:value-type="string">
            <text:p><text:a xlink:href="https://albertaregulations.ca/fishingregs/es4.html" xlink:type="simple">ES4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854" xlink:type="simple">West Rivers Edge Pond (Fort Lions Park Pond)</text:a></text:p>
          </table:table-cell>
          <table:table-cell office:value-type="string" calcext:value-type="string">
            <text:p>Edmonto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18019" xlink:type="simple">Wetaskiwin Pond</text:a></text:p>
          </table:table-cell>
          <table:table-cell office:value-type="string" calcext:value-type="string">
            <text:p>Wetaskiwin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1137" xlink:type="simple">Whitecourt Town Pond</text:a></text:p>
          </table:table-cell>
          <table:table-cell office:value-type="string" calcext:value-type="string">
            <text:p>Whitecourt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26033" xlink:type="simple">Whiteridge Recreational Area Pond (Blueridge Pit)</text:a></text:p>
          </table:table-cell>
          <table:table-cell office:value-type="string" calcext:value-type="string">
            <text:p>Whitecourt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25" xlink:type="simple">Wildwood Pond (Stones Pond)</text:a></text:p>
          </table:table-cell>
          <table:table-cell office:value-type="string" calcext:value-type="string">
            <text:p>Evansburg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17" xlink:type="simple">Winchell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173" xlink:type="simple">Windsor Lake</text:a></text:p>
          </table:table-cell>
          <table:table-cell office:value-type="string" calcext:value-type="string">
            <text:p>Ponoka</text:p>
          </table:table-cell>
          <table:table-cell office:value-type="string" calcext:value-type="string">
            <text:p><text:a xlink:href="https://albertaregulations.ca/fishingregs/pp2.html" xlink:type="simple">PP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26" xlink:type="simple">Wolf Creek Pond</text:a></text:p>
          </table:table-cell>
          <table:table-cell office:value-type="string" calcext:value-type="string">
            <text:p>Edson</text:p>
          </table:table-cell>
          <table:table-cell office:value-type="string" calcext:value-type="string">
            <text:p><text:a xlink:href="https://albertaregulations.ca/fishingregs/es3.html" xlink:type="simple">ES3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601" xlink:type="simple">Yellowhead Lake</text:a></text:p>
          </table:table-cell>
          <table:table-cell office:value-type="string" calcext:value-type="string">
            <text:p>Sundre</text:p>
          </table:table-cell>
          <table:table-cell office:value-type="string" calcext:value-type="string">
            <text:p><text:a xlink:href="https://albertaregulations.ca/fishingregs/es2.html" xlink:type="simple">ES2 </text:a></text:p>
          </table:table-cell>
        </table:table-row>
        <table:table-row table:style-name="ro2">
          <table:table-cell office:value-type="string" calcext:value-type="string">
            <text:p><text:a xlink:href="https://mywildalberta.ca/fishing/fish-stocking/stocking-maps.aspx?id=6598" xlink:type="simple">Zamma Community Pond</text:a></text:p>
          </table:table-cell>
          <table:table-cell office:value-type="string" calcext:value-type="string">
            <text:p>High Level</text:p>
          </table:table-cell>
          <table:table-cell office:value-type="string" calcext:value-type="string">
            <text:p><text:a xlink:href="https://albertaregulations.ca/fishingregs/nb3.html" xlink:type="simple">NB3 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10:19.267002109</meta:creation-date>
    <dc:date>2024-09-27T14:43:44.397096549</dc:date>
    <meta:editing-duration>P1DT5H23M15S</meta:editing-duration>
    <meta:editing-cycles>1</meta:editing-cycles>
    <meta:document-statistic meta:table-count="1" meta:cell-count="927" meta:object-count="0"/>
    <meta:generator>LibreOffice/7.3.7.2$Linux_X86_64 LibreOffice_project/30$Build-2</meta:generator>
  </office:meta>
</office:document-meta>
</file>